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NewRoman1" svg:font-family="TimesNewRoman"/>
    <style:font-face style:name="DejaVu Sans1" svg:font-family="'DejaVu Sans'" style:font-pitch="variable"/>
    <style:font-face style:name="Liberation Serif1" svg:font-family="'Liberation Serif'" style:font-pitch="variable"/>
    <style:font-face style:name="TimesNewRoman" svg:font-family="TimesNew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.035cm" svg:stroke-color="#1a0d00" svg:stroke-opacity="20%" draw:stroke-linejoin="round" svg:stroke-linecap="butt" draw:fill="solid" draw:fill-color="#1a0d00" draw:opacity="20%" fo:padding-top="0.017cm" fo:padding-bottom="0.017cm" fo:padding-left="0.017cm" fo:padding-right="0.017cm"/>
    </style:style>
    <style:style style:name="gr3" style:family="graphic" style:parent-style-name="standard">
      <style:graphic-properties draw:stroke="solid" svg:stroke-width="0.035cm" svg:stroke-color="#1a0d00" svg:stroke-opacity="80%" draw:stroke-linejoin="round" svg:stroke-linecap="butt" draw:fill="solid" draw:fill-color="#1a0d00" draw:opacity="80%" fo:padding-top="0.017cm" fo:padding-bottom="0.017cm" fo:padding-left="0.017cm" fo:padding-right="0.017cm"/>
    </style:style>
    <style:style style:name="gr4" style:family="graphic" style:parent-style-name="standard">
      <style:graphic-properties draw:stroke="none" draw:fill="solid" draw:fill-color="#000000"/>
    </style:style>
    <style:style style:name="gr5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99cm" fo:min-width="0.599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1a0d00" draw:opacity="20%"/>
    </style:style>
    <style:style style:name="P3" style:family="paragraph">
      <loext:graphic-properties draw:fill="solid" draw:fill-color="#1a0d00" draw:opacity="80%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none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text-properties fo:font-size="16pt" style:font-size-asian="16pt" style:font-size-complex="16pt"/>
    </style:style>
    <style:style style:name="P8" style:family="paragraph">
      <loext:graphic-properties draw:fill="none"/>
      <style:text-properties fo:font-size="17pt" style:font-size-asian="17pt" style:font-size-complex="17pt"/>
    </style:style>
    <style:style style:name="P9" style:family="paragraph">
      <loext:graphic-properties draw:fill="none"/>
      <style:text-properties fo:font-size="12pt" style:font-size-asian="12pt" style:font-size-complex="12pt"/>
    </style:style>
    <style:style style:name="T1" style:family="text">
      <style:text-properties fo:color="#000000" style:font-name="TimesNewRoman1" fo:font-size="16pt" style:font-size-asian="16pt" style:font-name-complex="TimesNewRoman1" style:font-size-complex="16pt"/>
    </style:style>
    <style:style style:name="T2" style:family="text">
      <style:text-properties fo:color="#000000" style:font-name="TimesNewRoman1" fo:font-size="17pt" style:font-size-asian="17pt" style:font-name-complex="TimesNewRoman1" style:font-size-complex="17pt"/>
    </style:style>
    <style:style style:name="T3" style:family="text">
      <style:text-properties fo:color="#000000" style:font-name="TimesNewRoman1" fo:font-size="12pt" style:font-size-asian="12pt" style:font-name-complex="TimesNewRoman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2.931cm" svg:height="11.537cm" svg:x="0cm" svg:y="0cm" svg:viewBox="0 0 12932 11538" draw:points="0,11538 12932,11538 12932,0 0,0">
          <text:p/>
        </draw:polygon>
        <draw:polygon draw:style-name="gr1" draw:text-style-name="P1" draw:layer="layout" svg:width="10.431cm" svg:height="9.388cm" svg:x="1.893cm" svg:y="0.449cm" svg:viewBox="0 0 10432 9389" draw:points="0,9389 10432,9389 10432,0 0,0">
          <text:p/>
        </draw:polygon>
        <draw:path draw:style-name="gr2" draw:text-style-name="P2" draw:layer="layout" svg:width="0.212cm" svg:height="0.212cm" svg:x="9.825cm" svg:y="0.664cm" svg:viewBox="0 0 213 213" svg:d="M106 213c28 0 55-11 75-31 21-20 32-47 32-75s-11-56-32-76c-20-20-47-31-75-31s-55 11-75 31-31 48-31 76 11 55 31 75 47 31 75 31z">
          <text:p/>
        </draw:path>
        <draw:path draw:style-name="gr2" draw:text-style-name="P2" draw:layer="layout" svg:width="0.212cm" svg:height="0.212cm" svg:x="11.341cm" svg:y="0.766cm" svg:viewBox="0 0 213 213" svg:d="M106 213c28 0 56-11 76-32 20-20 31-47 31-75s-11-55-31-75-48-31-76-31-55 11-75 31-31 47-31 75 11 55 31 75c20 21 47 32 75 32z">
          <text:p/>
        </draw:path>
        <draw:path draw:style-name="gr2" draw:text-style-name="P2" draw:layer="layout" svg:width="0.211cm" svg:height="0.212cm" svg:x="10.124cm" svg:y="0.877cm" svg:viewBox="0 0 212 213" svg:d="M106 213c29 0 56-11 75-31 20-20 31-47 31-75s-11-56-31-76c-19-20-46-31-75-31-28 0-55 11-75 31s-31 48-31 76 11 55 31 75 47 31 75 31z">
          <text:p/>
        </draw:path>
        <draw:path draw:style-name="gr2" draw:text-style-name="P2" draw:layer="layout" svg:width="0.211cm" svg:height="0.211cm" svg:x="10.149cm" svg:y="0.436cm" svg:viewBox="0 0 212 212" svg:d="M107 212c28 0 55-11 74-31 20-20 31-47 31-75 0-29-11-56-31-75-19-20-46-31-74-31-30 0-56 11-76 31-20 19-31 46-31 75 0 28 11 55 31 75s46 31 76 31z">
          <text:p/>
        </draw:path>
        <draw:path draw:style-name="gr2" draw:text-style-name="P2" draw:layer="layout" svg:width="0.212cm" svg:height="0.211cm" svg:x="8.83cm" svg:y="0.344cm" svg:viewBox="0 0 213 212" svg:d="M106 212c28 0 56-11 76-32 20-20 31-46 31-75 0-28-11-55-31-74-20-20-48-31-76-31s-55 11-75 31c-19 19-31 46-31 74 0 29 12 55 31 75 20 21 47 32 75 32z">
          <text:p/>
        </draw:path>
        <draw:path draw:style-name="gr2" draw:text-style-name="P2" draw:layer="layout" svg:width="0.211cm" svg:height="0.211cm" svg:x="12.019cm" svg:y="0.344cm" svg:viewBox="0 0 212 212" svg:d="M106 212c29 0 56-11 75-32 20-20 31-46 31-75 0-28-11-55-31-74-19-20-46-31-75-31-28 0-55 11-75 31-20 19-31 46-31 74 0 29 11 55 31 75 20 21 47 32 75 32z">
          <text:p/>
        </draw:path>
        <draw:path draw:style-name="gr3" draw:text-style-name="P3" draw:layer="layout" svg:width="0.212cm" svg:height="0.211cm" svg:x="8.587cm" svg:y="1.542cm" svg:viewBox="0 0 213 212" svg:d="M106 212c28 0 55-11 76-31 20-20 31-46 31-75 0-28-11-55-31-75-21-20-48-31-76-31s-55 11-75 31-31 47-31 75c0 29 11 55 31 75s47 31 75 31z">
          <text:p/>
        </draw:path>
        <draw:path draw:style-name="gr2" draw:text-style-name="P2" draw:layer="layout" svg:width="0.211cm" svg:height="0.212cm" svg:x="8.549cm" svg:y="1cm" svg:viewBox="0 0 212 213" svg:d="M105 213c29 0 55-11 75-31s32-48 32-76-12-55-32-75-46-31-75-31c-28 0-55 11-74 31-20 20-31 47-31 75s11 56 31 76c19 20 46 31 74 31z">
          <text:p/>
        </draw:path>
        <draw:path draw:style-name="gr2" draw:text-style-name="P2" draw:layer="layout" svg:width="0.212cm" svg:height="0.211cm" svg:x="9.886cm" svg:y="1.906cm" svg:viewBox="0 0 213 212" svg:d="M106 212c28 0 56-11 76-31s31-46 31-74c0-30-11-56-31-76s-48-31-76-31-55 11-75 31-31 46-31 76c0 28 11 54 31 74s47 31 75 31z">
          <text:p/>
        </draw:path>
        <draw:path draw:style-name="gr3" draw:text-style-name="P3" draw:layer="layout" svg:width="0.212cm" svg:height="0.212cm" svg:x="10.685cm" svg:y="0.976cm" svg:viewBox="0 0 213 213" svg:d="M106 213c28 0 55-11 75-32 21-20 32-47 32-75s-11-55-32-75c-20-20-47-31-75-31s-55 11-75 31-31 47-31 75 11 55 31 75c20 21 47 32 75 32z">
          <text:p/>
        </draw:path>
        <draw:path draw:style-name="gr2" draw:text-style-name="P2" draw:layer="layout" svg:width="0.212cm" svg:height="0.212cm" svg:x="10.836cm" svg:y="0.646cm" svg:viewBox="0 0 213 213" svg:d="M107 213c28 0 55-11 75-31s31-47 31-75c0-29-11-56-31-76s-47-31-75-31-55 11-75 31c-21 20-32 47-32 76 0 28 11 55 32 75 20 20 47 31 75 31z">
          <text:p/>
        </draw:path>
        <draw:path draw:style-name="gr2" draw:text-style-name="P2" draw:layer="layout" svg:width="0.211cm" svg:height="0.212cm" svg:x="6.922cm" svg:y="2.471cm" svg:viewBox="0 0 212 213" svg:d="M105 213c29 0 56-11 76-31 20-21 31-48 31-76s-11-55-31-75-47-31-76-31c-28 0-55 11-74 31-20 20-31 47-31 75s11 55 31 76c19 20 46 31 74 31z">
          <text:p/>
        </draw:path>
        <draw:path draw:style-name="gr2" draw:text-style-name="P2" draw:layer="layout" svg:width="0.211cm" svg:height="0.212cm" svg:x="4.787cm" svg:y="2.555cm" svg:viewBox="0 0 212 213" svg:d="M106 213c28 0 55-11 75-31s31-47 31-75c0-29-11-56-31-76s-47-31-75-31-55 11-75 31-31 47-31 76c0 28 11 55 31 75s47 31 75 31z">
          <text:p/>
        </draw:path>
        <draw:path draw:style-name="gr3" draw:text-style-name="P3" draw:layer="layout" svg:width="0.212cm" svg:height="0.212cm" svg:x="8.409cm" svg:y="1.018cm" svg:viewBox="0 0 213 213" svg:d="M106 213c28 0 56-12 76-31 20-20 31-48 31-76s-11-55-31-75-48-31-76-31-55 11-75 31c-19 20-31 47-31 75s12 56 31 76c20 19 47 31 75 31z">
          <text:p/>
        </draw:path>
        <draw:path draw:style-name="gr2" draw:text-style-name="P2" draw:layer="layout" svg:width="0.212cm" svg:height="0.211cm" svg:x="7.575cm" svg:y="0.865cm" svg:viewBox="0 0 213 212" svg:d="M106 212c29 0 56-11 76-31 20-19 31-46 31-74 0-29-11-56-31-76s-47-31-76-31c-28 0-55 11-75 31s-31 47-31 76c0 28 11 55 31 74 20 20 47 31 75 31z">
          <text:p/>
        </draw:path>
        <draw:path draw:style-name="gr2" draw:text-style-name="P2" draw:layer="layout" svg:width="0.211cm" svg:height="0.212cm" svg:x="6.403cm" svg:y="1.336cm" svg:viewBox="0 0 212 213" svg:d="M106 213c28 0 55-12 75-31 20-20 31-47 31-75s-11-55-31-76c-20-20-47-31-75-31s-55 11-75 31c-20 21-31 48-31 76s11 55 31 75c20 19 47 31 75 31z">
          <text:p/>
        </draw:path>
        <draw:path draw:style-name="gr3" draw:text-style-name="P3" draw:layer="layout" svg:width="0.212cm" svg:height="0.212cm" svg:x="2.46cm" svg:y="6.84cm" svg:viewBox="0 0 213 213" svg:d="M106 213c28 0 55-11 76-31 19-20 31-47 31-75s-12-55-31-75c-21-21-48-32-76-32s-55 11-75 32c-20 20-31 47-31 75s11 55 31 75 47 31 75 31z">
          <text:p/>
        </draw:path>
        <draw:path draw:style-name="gr3" draw:text-style-name="P3" draw:layer="layout" svg:width="0.212cm" svg:height="0.212cm" svg:x="3.928cm" svg:y="5.104cm" svg:viewBox="0 0 213 213" svg:d="M106 213c28 0 55-11 75-31 21-20 32-47 32-75s-11-56-32-76c-20-19-47-31-75-31s-55 12-75 31c-19 20-31 48-31 76s12 55 31 75c20 20 47 31 75 31z">
          <text:p/>
        </draw:path>
        <draw:path draw:style-name="gr2" draw:text-style-name="P2" draw:layer="layout" svg:width="0.212cm" svg:height="0.212cm" svg:x="10.968cm" svg:y="0.441cm" svg:viewBox="0 0 213 213" svg:d="M106 213c29 0 56-11 76-31s31-47 31-75c0-29-11-56-31-76-20-19-47-31-76-31-28 0-55 12-75 31-19 20-31 47-31 76 0 28 12 55 31 75 20 20 47 31 75 31z">
          <text:p/>
        </draw:path>
        <draw:path draw:style-name="gr2" draw:text-style-name="P2" draw:layer="layout" svg:width="0.211cm" svg:height="0.212cm" svg:x="7.803cm" svg:y="0.565cm" svg:viewBox="0 0 212 213" svg:d="M106 213c29 0 56-11 75-31 20-21 31-48 31-76s-11-55-31-75c-19-20-46-31-75-31-28 0-55 11-75 31s-31 47-31 75 11 55 31 76c20 20 47 31 75 31z">
          <text:p/>
        </draw:path>
        <draw:path draw:style-name="gr2" draw:text-style-name="P2" draw:layer="layout" svg:width="0.212cm" svg:height="0.212cm" svg:x="11.006cm" svg:y="0.467cm" svg:viewBox="0 0 213 213" svg:d="M107 213c28 0 55-11 75-31s31-47 31-75-11-56-31-76c-20-19-47-31-75-31s-56 12-76 31c-20 20-31 48-31 76s11 55 31 75 48 31 76 31z">
          <text:p/>
        </draw:path>
        <draw:path draw:style-name="gr2" draw:text-style-name="P2" draw:layer="layout" svg:width="0.211cm" svg:height="0.212cm" svg:x="11.434cm" svg:y="0.417cm" svg:viewBox="0 0 212 213" svg:d="M107 213c28 0 55-12 74-31 20-20 31-47 31-76 0-28-11-55-31-75-19-20-46-31-74-31s-56 11-76 31-31 47-31 75c0 29 11 56 31 76 20 19 48 31 76 31z">
          <text:p/>
        </draw:path>
        <draw:path draw:style-name="gr2" draw:text-style-name="P2" draw:layer="layout" svg:width="0.211cm" svg:height="0.212cm" svg:x="7.148cm" svg:y="0.65cm" svg:viewBox="0 0 212 213" svg:d="M105 213c30 0 56-11 76-31s31-47 31-75c0-29-11-56-31-76-20-19-46-31-76-31-28 0-55 12-74 31-20 20-31 47-31 76 0 28 11 55 31 75 19 20 46 31 74 31z">
          <text:p/>
        </draw:path>
        <draw:path draw:style-name="gr3" draw:text-style-name="P3" draw:layer="layout" svg:width="0.211cm" svg:height="0.211cm" svg:x="5.589cm" svg:y="3.356cm" svg:viewBox="0 0 212 212" svg:d="M106 212c28 0 55-11 75-31s31-46 31-76c0-28-11-55-31-74-20-20-47-31-75-31s-55 11-74 31c-20 19-32 46-32 74 0 30 12 56 32 76 19 20 46 31 74 31z">
          <text:p/>
        </draw:path>
        <draw:path draw:style-name="gr3" draw:text-style-name="P3" draw:layer="layout" svg:width="0.212cm" svg:height="0.211cm" svg:x="7.663cm" svg:y="1.209cm" svg:viewBox="0 0 213 212" svg:d="M107 212c28 0 55-11 75-31 20-21 31-48 31-76s-11-55-31-74c-20-20-47-31-75-31s-55 11-76 31c-20 19-31 46-31 74s11 55 31 76c21 20 48 31 76 31z">
          <text:p/>
        </draw:path>
        <draw:path draw:style-name="gr2" draw:text-style-name="P2" draw:layer="layout" svg:width="0.211cm" svg:height="0.212cm" svg:x="8.46cm" svg:y="1.853cm" svg:viewBox="0 0 212 213" svg:d="M106 213c28 0 55-11 75-31s31-48 31-76-11-55-31-75-47-31-75-31c-29 0-56 11-75 31-20 20-31 47-31 75s11 56 31 76c19 20 46 31 75 31z">
          <text:p/>
        </draw:path>
        <draw:path draw:style-name="gr3" draw:text-style-name="P3" draw:layer="layout" svg:width="0.212cm" svg:height="0.212cm" svg:x="2.543cm" svg:y="7.059cm" svg:viewBox="0 0 213 213" svg:d="M107 213c28 0 55-11 75-31 19-20 31-47 31-75s-12-55-31-75c-20-19-47-32-75-32-29 0-56 13-76 32-20 20-31 47-31 75s11 55 31 75 47 31 76 31z">
          <text:p/>
        </draw:path>
        <draw:path draw:style-name="gr3" draw:text-style-name="P3" draw:layer="layout" svg:width="0.212cm" svg:height="0.211cm" svg:x="3.269cm" svg:y="6.05cm" svg:viewBox="0 0 213 212" svg:d="M107 212c28 0 55-11 75-31s31-47 31-75-11-55-31-75-47-31-75-31-55 11-75 31-32 47-32 75 12 55 32 75 47 31 75 31z">
          <text:p/>
        </draw:path>
        <draw:path draw:style-name="gr3" draw:text-style-name="P3" draw:layer="layout" svg:width="0.211cm" svg:height="0.211cm" svg:x="6.945cm" svg:y="3.576cm" svg:viewBox="0 0 212 212" svg:d="M106 212c29 0 56-11 75-31 20-20 31-47 31-76 0-28-11-55-31-74-19-20-46-31-75-31-28 0-55 11-75 31-20 19-31 46-31 74 0 29 11 56 31 76s47 31 75 31z">
          <text:p/>
        </draw:path>
        <draw:path draw:style-name="gr3" draw:text-style-name="P3" draw:layer="layout" svg:width="0.211cm" svg:height="0.212cm" svg:x="7.94cm" svg:y="2.566cm" svg:viewBox="0 0 212 213" svg:d="M106 213c28 0 55-11 74-31 21-20 32-47 32-75s-11-56-32-76c-19-20-46-31-74-31s-55 11-75 31-31 48-31 76 11 55 31 75 47 31 75 31z">
          <text:p/>
        </draw:path>
        <draw:path draw:style-name="gr3" draw:text-style-name="P3" draw:layer="layout" svg:width="0.211cm" svg:height="0.212cm" svg:x="6.176cm" svg:y="2.806cm" svg:viewBox="0 0 212 213" svg:d="M107 213c28 0 55-11 74-31 20-20 31-47 31-75s-11-55-31-76c-19-20-46-31-74-31-29 0-55 11-76 31-20 21-31 48-31 76s11 55 31 75c21 20 47 31 76 31z">
          <text:p/>
        </draw:path>
        <draw:path draw:style-name="gr3" draw:text-style-name="P3" draw:layer="layout" svg:width="0.211cm" svg:height="0.212cm" svg:x="9.717cm" svg:y="0.904cm" svg:viewBox="0 0 212 213" svg:d="M107 213c28 0 55-11 74-31 20-20 31-47 31-75s-11-55-31-76c-19-20-46-31-74-31-29 0-56 11-76 31-20 21-31 48-31 76s11 55 31 75 47 31 76 31z">
          <text:p/>
        </draw:path>
        <draw:path draw:style-name="gr3" draw:text-style-name="P3" draw:layer="layout" svg:width="0.212cm" svg:height="0.212cm" svg:x="8.474cm" svg:y="1.217cm" svg:viewBox="0 0 213 213" svg:d="M107 213c28 0 55-11 75-31s31-48 31-76-11-55-31-75-47-31-75-31-56 11-76 31-31 47-31 75 11 56 31 76 48 31 76 31z">
          <text:p/>
        </draw:path>
        <draw:path draw:style-name="gr2" draw:text-style-name="P2" draw:layer="layout" svg:width="0.211cm" svg:height="0.212cm" svg:x="3.307cm" svg:y="7.399cm" svg:viewBox="0 0 212 213" svg:d="M106 213c28 0 54-11 75-31 20-20 31-47 31-75 0-29-11-56-31-76-21-20-47-31-75-31-29 0-55 11-75 31s-31 47-31 76c0 28 11 55 31 75s46 31 75 31z">
          <text:p/>
        </draw:path>
        <draw:path draw:style-name="gr2" draw:text-style-name="P2" draw:layer="layout" svg:width="0.211cm" svg:height="0.212cm" svg:x="7.398cm" svg:y="1.837cm" svg:viewBox="0 0 212 213" svg:d="M106 213c28 0 55-11 75-31 20-21 31-48 31-76s-11-55-31-75-47-31-75-31c-29 0-56 11-75 31-20 20-31 47-31 75s11 55 31 76c19 20 46 31 75 31z">
          <text:p/>
        </draw:path>
        <draw:path draw:style-name="gr2" draw:text-style-name="P2" draw:layer="layout" svg:width="0.211cm" svg:height="0.211cm" svg:x="7.249cm" svg:y="1.2cm" svg:viewBox="0 0 212 212" svg:d="M107 212c28 0 55-11 74-31 20-20 31-47 31-75s-11-55-31-75c-19-20-46-31-74-31-29 0-55 11-75 31-21 20-32 47-32 75s11 55 32 75c20 20 46 31 75 31z">
          <text:p/>
        </draw:path>
        <draw:path draw:style-name="gr3" draw:text-style-name="P3" draw:layer="layout" svg:width="0.212cm" svg:height="0.212cm" svg:x="4.98cm" svg:y="4.707cm" svg:viewBox="0 0 213 213" svg:d="M106 213c28 0 55-11 75-31 21-20 32-47 32-75s-11-55-32-76c-20-20-47-31-75-31s-55 11-75 31c-20 21-31 48-31 76s11 55 31 75 47 31 75 31z">
          <text:p/>
        </draw:path>
        <draw:path draw:style-name="gr3" draw:text-style-name="P3" draw:layer="layout" svg:width="0.211cm" svg:height="0.212cm" svg:x="6.037cm" svg:y="7.23cm" svg:viewBox="0 0 212 213" svg:d="M106 213c28 0 55-12 74-31 21-20 32-47 32-75s-11-55-32-76c-19-20-46-31-74-31s-55 11-75 31c-20 21-31 48-31 76s11 55 31 75c20 19 47 31 75 31z">
          <text:p/>
        </draw:path>
        <draw:path draw:style-name="gr2" draw:text-style-name="P2" draw:layer="layout" svg:width="0.212cm" svg:height="0.212cm" svg:x="4.925cm" svg:y="4.111cm" svg:viewBox="0 0 213 213" svg:d="M107 213c28 0 55-11 75-31s31-47 31-75-11-55-31-75-47-32-75-32-55 12-76 32c-19 20-31 47-31 75s12 55 31 75c21 20 48 31 76 31z">
          <text:p/>
        </draw:path>
        <draw:path draw:style-name="gr3" draw:text-style-name="P3" draw:layer="layout" svg:width="0.211cm" svg:height="0.212cm" svg:x="6.348cm" svg:y="3.043cm" svg:viewBox="0 0 212 213" svg:d="M106 213c28 0 55-11 75-31s31-47 31-75-11-55-31-75-47-32-75-32c-29 0-56 12-75 32-20 20-31 47-31 75s11 55 31 75c19 20 46 31 75 31z">
          <text:p/>
        </draw:path>
        <draw:path draw:style-name="gr3" draw:text-style-name="P3" draw:layer="layout" svg:width="0.212cm" svg:height="0.212cm" svg:x="8.982cm" svg:y="1.671cm" svg:viewBox="0 0 213 213" svg:d="M106 213c28 0 55-12 75-31 20-20 32-47 32-76 0-28-12-55-32-75s-47-31-75-31-55 11-75 31-31 47-31 75c0 29 11 56 31 76 20 19 47 31 75 31z">
          <text:p/>
        </draw:path>
        <draw:path draw:style-name="gr3" draw:text-style-name="P3" draw:layer="layout" svg:width="0.211cm" svg:height="0.212cm" svg:x="11.999cm" svg:y="0.868cm" svg:viewBox="0 0 212 213" svg:d="M105 213c30 0 56-11 76-31s31-47 31-75c0-29-11-56-31-76s-46-31-76-31c-28 0-55 11-74 31-20 20-31 47-31 76 0 28 11 55 31 75 19 20 46 31 74 31z">
          <text:p/>
        </draw:path>
        <draw:path draw:style-name="gr3" draw:text-style-name="P3" draw:layer="layout" svg:width="0.212cm" svg:height="0.212cm" svg:x="11.508cm" svg:y="0.432cm" svg:viewBox="0 0 213 213" svg:d="M106 213c28 0 55-11 75-31s32-47 32-75c0-29-12-56-32-76s-47-31-75-31-55 11-75 31c-19 20-31 47-31 76 0 28 12 55 31 75 20 20 47 31 75 31z">
          <text:p/>
        </draw:path>
        <draw:path draw:style-name="gr3" draw:text-style-name="P3" draw:layer="layout" svg:width="0.212cm" svg:height="0.212cm" svg:x="11.648cm" svg:y="0.609cm" svg:viewBox="0 0 213 213" svg:d="M107 213c28 0 55-11 75-31s31-47 31-76c0-28-11-55-31-75s-47-31-75-31-56 11-76 31-31 47-31 75c0 29 11 56 31 76s48 31 76 31z">
          <text:p/>
        </draw:path>
        <draw:path draw:style-name="gr3" draw:text-style-name="P3" draw:layer="layout" svg:width="0.211cm" svg:height="0.212cm" svg:x="7.838cm" svg:y="1.168cm" svg:viewBox="0 0 212 213" svg:d="M107 213c28 0 55-12 74-32 20-20 31-47 31-75s-11-55-31-75c-19-20-46-31-74-31-29 0-56 11-76 31s-31 47-31 75 11 55 31 75 47 32 76 32z">
          <text:p/>
        </draw:path>
        <draw:path draw:style-name="gr2" draw:text-style-name="P2" draw:layer="layout" svg:width="0.212cm" svg:height="0.212cm" svg:x="7.713cm" svg:y="1.902cm" svg:viewBox="0 0 213 213" svg:d="M106 213c28 0 55-11 75-31 21-20 32-47 32-75 0-29-11-56-32-76-20-20-47-31-75-31s-55 11-75 31-31 47-31 76c0 28 11 55 31 75s47 31 75 31z">
          <text:p/>
        </draw:path>
        <draw:polygon draw:style-name="gr4" draw:text-style-name="P4" draw:layer="layout" svg:width="0cm" svg:height="0.123cm" svg:x="1.893cm" svg:y="9.837cm" svg:viewBox="0 0 0 124" draw:points="0,0 0,124">
          <text:p/>
        </draw:polygon>
        <draw:line draw:style-name="gr5" draw:text-style-name="P5" draw:layer="layout" svg:x1="1.893cm" svg:y1="9.837cm" svg:x2="1.893cm" svg:y2="9.961cm">
          <text:p/>
        </draw:line>
        <draw:polygon draw:style-name="gr4" draw:text-style-name="P4" draw:layer="layout" svg:width="0cm" svg:height="0.123cm" svg:x="3.979cm" svg:y="9.837cm" svg:viewBox="0 0 0 124" draw:points="0,0 0,124">
          <text:p/>
        </draw:polygon>
        <draw:line draw:style-name="gr5" draw:text-style-name="P5" draw:layer="layout" svg:x1="3.979cm" svg:y1="9.837cm" svg:x2="3.979cm" svg:y2="9.961cm">
          <text:p/>
        </draw:line>
        <draw:frame draw:style-name="gr6" draw:text-style-name="P7" draw:layer="layout" svg:width="0.709cm" svg:height="0.628cm" svg:x="1.541cm" svg:y="9.974cm">
          <draw:text-box>
            <text:p text:style-name="P6"><text:span text:style-name="T1">0.0</text:span></text:p>
          </draw:text-box>
        </draw:frame>
        <draw:polygon draw:style-name="gr4" draw:text-style-name="P4" draw:layer="layout" svg:width="0cm" svg:height="0.123cm" svg:x="6.065cm" svg:y="9.837cm" svg:viewBox="0 0 0 124" draw:points="0,0 0,124">
          <text:p/>
        </draw:polygon>
        <draw:line draw:style-name="gr5" draw:text-style-name="P5" draw:layer="layout" svg:x1="6.065cm" svg:y1="9.837cm" svg:x2="6.065cm" svg:y2="9.961cm">
          <text:p/>
        </draw:line>
        <draw:frame draw:style-name="gr6" draw:text-style-name="P7" draw:layer="layout" svg:width="0.709cm" svg:height="0.628cm" svg:x="3.627cm" svg:y="9.974cm">
          <draw:text-box>
            <text:p text:style-name="P6"><text:span text:style-name="T1">0.2</text:span></text:p>
          </draw:text-box>
        </draw:frame>
        <draw:polygon draw:style-name="gr4" draw:text-style-name="P4" draw:layer="layout" svg:width="0cm" svg:height="0.123cm" svg:x="8.151cm" svg:y="9.837cm" svg:viewBox="0 0 0 124" draw:points="0,0 0,124">
          <text:p/>
        </draw:polygon>
        <draw:line draw:style-name="gr5" draw:text-style-name="P5" draw:layer="layout" svg:x1="8.151cm" svg:y1="9.837cm" svg:x2="8.151cm" svg:y2="9.961cm">
          <text:p/>
        </draw:line>
        <draw:frame draw:style-name="gr6" draw:text-style-name="P7" draw:layer="layout" svg:width="0.709cm" svg:height="0.628cm" svg:x="5.713cm" svg:y="9.974cm">
          <draw:text-box>
            <text:p text:style-name="P6"><text:span text:style-name="T1">0.4</text:span></text:p>
          </draw:text-box>
        </draw:frame>
        <draw:polygon draw:style-name="gr4" draw:text-style-name="P4" draw:layer="layout" svg:width="0cm" svg:height="0.123cm" svg:x="10.238cm" svg:y="9.837cm" svg:viewBox="0 0 0 124" draw:points="0,0 0,124">
          <text:p/>
        </draw:polygon>
        <draw:line draw:style-name="gr5" draw:text-style-name="P5" draw:layer="layout" svg:x1="10.238cm" svg:y1="9.837cm" svg:x2="10.238cm" svg:y2="9.961cm">
          <text:p/>
        </draw:line>
        <draw:frame draw:style-name="gr6" draw:text-style-name="P7" draw:layer="layout" svg:width="0.709cm" svg:height="0.628cm" svg:x="7.799cm" svg:y="9.974cm">
          <draw:text-box>
            <text:p text:style-name="P6"><text:span text:style-name="T1">0.6</text:span></text:p>
          </draw:text-box>
        </draw:frame>
        <draw:polygon draw:style-name="gr4" draw:text-style-name="P4" draw:layer="layout" svg:width="0cm" svg:height="0.123cm" svg:x="12.324cm" svg:y="9.837cm" svg:viewBox="0 0 0 124" draw:points="0,0 0,124">
          <text:p/>
        </draw:polygon>
        <draw:line draw:style-name="gr5" draw:text-style-name="P5" draw:layer="layout" svg:x1="12.324cm" svg:y1="9.837cm" svg:x2="12.324cm" svg:y2="9.961cm">
          <text:p/>
        </draw:line>
        <draw:frame draw:style-name="gr6" draw:text-style-name="P7" draw:layer="layout" svg:width="0.709cm" svg:height="0.628cm" svg:x="9.885cm" svg:y="9.974cm">
          <draw:text-box>
            <text:p text:style-name="P6"><text:span text:style-name="T1">0.8</text:span></text:p>
          </draw:text-box>
        </draw:frame>
        <draw:frame draw:style-name="gr6" draw:text-style-name="P7" draw:layer="layout" svg:width="0.709cm" svg:height="0.628cm" svg:x="11.971cm" svg:y="9.974cm">
          <draw:text-box>
            <text:p text:style-name="P6"><text:span text:style-name="T1">1.0</text:span></text:p>
          </draw:text-box>
        </draw:frame>
        <draw:polygon draw:style-name="gr4" draw:text-style-name="P4" draw:layer="layout" svg:width="0.123cm" svg:height="0cm" svg:x="1.769cm" svg:y="9.837cm" svg:viewBox="0 0 124 0" draw:points="124,0 0,0">
          <text:p/>
        </draw:polygon>
        <draw:line draw:style-name="gr5" draw:text-style-name="P5" draw:layer="layout" svg:x1="1.893cm" svg:y1="9.837cm" svg:x2="1.769cm" svg:y2="9.837cm">
          <text:p/>
        </draw:line>
        <draw:frame draw:style-name="gr7" draw:text-style-name="P8" draw:layer="layout" svg:width="2.931cm" svg:height="0.67cm" svg:x="5.643cm" svg:y="10.62cm">
          <draw:text-box>
            <text:p text:style-name="P6"><text:span text:style-name="T2">Faithfulness</text:span></text:p>
          </draw:text-box>
        </draw:frame>
        <draw:polygon draw:style-name="gr4" draw:text-style-name="P4" draw:layer="layout" svg:width="0.123cm" svg:height="0cm" svg:x="1.769cm" svg:y="7.96cm" svg:viewBox="0 0 124 0" draw:points="124,0 0,0">
          <text:p/>
        </draw:polygon>
        <draw:line draw:style-name="gr5" draw:text-style-name="P5" draw:layer="layout" svg:x1="1.893cm" svg:y1="7.96cm" svg:x2="1.769cm" svg:y2="7.96cm">
          <text:p/>
        </draw:line>
        <draw:frame draw:style-name="gr6" draw:text-style-name="P7" draw:layer="layout" svg:width="0.709cm" svg:height="0.628cm" svg:x="0.941cm" svg:y="9.531cm">
          <draw:text-box>
            <text:p text:style-name="P6"><text:span text:style-name="T1">0.0</text:span></text:p>
          </draw:text-box>
        </draw:frame>
        <draw:polygon draw:style-name="gr4" draw:text-style-name="P4" draw:layer="layout" svg:width="0.123cm" svg:height="0cm" svg:x="1.769cm" svg:y="6.082cm" svg:viewBox="0 0 124 0" draw:points="124,0 0,0">
          <text:p/>
        </draw:polygon>
        <draw:line draw:style-name="gr5" draw:text-style-name="P5" draw:layer="layout" svg:x1="1.893cm" svg:y1="6.082cm" svg:x2="1.769cm" svg:y2="6.082cm">
          <text:p/>
        </draw:line>
        <draw:frame draw:style-name="gr6" draw:text-style-name="P7" draw:layer="layout" svg:width="0.709cm" svg:height="0.628cm" svg:x="0.941cm" svg:y="7.653cm">
          <draw:text-box>
            <text:p text:style-name="P6"><text:span text:style-name="T1">0.2</text:span></text:p>
          </draw:text-box>
        </draw:frame>
        <draw:polygon draw:style-name="gr4" draw:text-style-name="P4" draw:layer="layout" svg:width="0.123cm" svg:height="0cm" svg:x="1.769cm" svg:y="4.205cm" svg:viewBox="0 0 124 0" draw:points="124,0 0,0">
          <text:p/>
        </draw:polygon>
        <draw:line draw:style-name="gr5" draw:text-style-name="P5" draw:layer="layout" svg:x1="1.893cm" svg:y1="4.205cm" svg:x2="1.769cm" svg:y2="4.205cm">
          <text:p/>
        </draw:line>
        <draw:frame draw:style-name="gr6" draw:text-style-name="P7" draw:layer="layout" svg:width="0.709cm" svg:height="0.628cm" svg:x="0.941cm" svg:y="5.776cm">
          <draw:text-box>
            <text:p text:style-name="P6"><text:span text:style-name="T1">0.4</text:span></text:p>
          </draw:text-box>
        </draw:frame>
        <draw:polygon draw:style-name="gr4" draw:text-style-name="P4" draw:layer="layout" svg:width="0.123cm" svg:height="0cm" svg:x="1.769cm" svg:y="2.327cm" svg:viewBox="0 0 124 0" draw:points="124,0 0,0">
          <text:p/>
        </draw:polygon>
        <draw:line draw:style-name="gr5" draw:text-style-name="P5" draw:layer="layout" svg:x1="1.893cm" svg:y1="2.327cm" svg:x2="1.769cm" svg:y2="2.327cm">
          <text:p/>
        </draw:line>
        <draw:frame draw:style-name="gr6" draw:text-style-name="P7" draw:layer="layout" svg:width="0.709cm" svg:height="0.628cm" svg:x="0.941cm" svg:y="3.898cm">
          <draw:text-box>
            <text:p text:style-name="P6"><text:span text:style-name="T1">0.6</text:span></text:p>
          </draw:text-box>
        </draw:frame>
        <draw:polygon draw:style-name="gr4" draw:text-style-name="P4" draw:layer="layout" svg:width="0.123cm" svg:height="0cm" svg:x="1.769cm" svg:y="0.449cm" svg:viewBox="0 0 124 0" draw:points="124,0 0,0">
          <text:p/>
        </draw:polygon>
        <draw:line draw:style-name="gr5" draw:text-style-name="P5" draw:layer="layout" svg:x1="1.893cm" svg:y1="0.449cm" svg:x2="1.769cm" svg:y2="0.449cm">
          <text:p/>
        </draw:line>
        <draw:frame draw:style-name="gr6" draw:text-style-name="P7" draw:layer="layout" svg:width="0.709cm" svg:height="0.628cm" svg:x="0.941cm" svg:y="2.021cm">
          <draw:text-box>
            <text:p text:style-name="P6"><text:span text:style-name="T1">0.8</text:span></text:p>
          </draw:text-box>
        </draw:frame>
        <draw:frame draw:style-name="gr6" draw:text-style-name="P7" draw:layer="layout" svg:width="0.709cm" svg:height="0.628cm" svg:x="0.941cm" svg:y="0.143cm">
          <draw:text-box>
            <text:p text:style-name="P6"><text:span text:style-name="T1">1.0</text:span></text:p>
          </draw:text-box>
        </draw:frame>
        <draw:line draw:style-name="gr8" draw:text-style-name="P5" draw:layer="layout" svg:x1="1.893cm" svg:y1="9.837cm" svg:x2="1.893cm" svg:y2="0.449cm">
          <text:p/>
        </draw:line>
        <draw:line draw:style-name="gr8" draw:text-style-name="P5" draw:layer="layout" svg:x1="12.324cm" svg:y1="9.837cm" svg:x2="12.324cm" svg:y2="0.449cm">
          <text:p/>
        </draw:line>
        <draw:line draw:style-name="gr8" draw:text-style-name="P5" draw:layer="layout" svg:x1="1.893cm" svg:y1="9.837cm" svg:x2="12.324cm" svg:y2="9.837cm">
          <text:p/>
        </draw:line>
        <draw:line draw:style-name="gr8" draw:text-style-name="P5" draw:layer="layout" svg:x1="1.893cm" svg:y1="0.449cm" svg:x2="12.324cm" svg:y2="0.449cm">
          <text:p/>
        </draw:line>
        <draw:frame draw:style-name="gr7" draw:text-style-name="P8" draw:layer="layout" svg:width="2.267cm" svg:height="0.67cm" draw:transform="rotate (1.5707963267949) translate (0.136cm 6.276cm)">
          <draw:text-box>
            <text:p text:style-name="P6"><text:span text:style-name="T2">Causality</text:span></text:p>
          </draw:text-box>
        </draw:frame>
        <draw:frame draw:style-name="gr9" draw:text-style-name="P9" draw:layer="layout" svg:width="3.901cm" svg:height="0.471cm" svg:x="4.243cm" svg:y="7.559cm">
          <draw:text-box>
            <text:p text:style-name="P6"><text:span text:style-name="T3">star constellation nam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NewRoman1" svg:font-family="TimesNewRoman"/>
    <style:font-face style:name="DejaVu Sans1" svg:font-family="'DejaVu Sans'" style:font-pitch="variable"/>
    <style:font-face style:name="Liberation Serif1" svg:font-family="'Liberation Serif'" style:font-pitch="variable"/>
    <style:font-face style:name="TimesNewRoman" svg:font-family="TimesNew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12.931cm" fo:page-height="11.53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8-16T13:39:37.089949686</dc:date>
    <meta:editing-duration>PT30S</meta:editing-duration>
    <meta:editing-cycles>1</meta:editing-cycles>
    <meta:document-statistic meta:object-count="91"/>
    <meta:generator>LibreOffice/6.4.7.2$Linux_X86_64 LibreOffice_project/40$Build-2</meta:generator>
  </office:meta>
</office:document-meta>
</file>